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 NS</text:p>
          </table:table-cell>
          <table:table-cell table:style-name="ce1" office:value-type="string" calcext:value-type="string">
            <text:p>Group S</text:p>
          </table:table-cell>
        </table:table-row>
        <table:table-row table:style-name="ro1">
          <table:table-cell office:value-type="float" office:value="923.87" calcext:value-type="float">
            <text:p>923.87</text:p>
          </table:table-cell>
          <table:table-cell office:value-type="float" office:value="1297.44" calcext:value-type="float">
            <text:p>1,297.44</text:p>
          </table:table-cell>
        </table:table-row>
        <table:table-row table:style-name="ro1">
          <table:table-cell office:value-type="float" office:value="751.38" calcext:value-type="float">
            <text:p>751.38</text:p>
          </table:table-cell>
          <table:table-cell office:value-type="float" office:value="776.41" calcext:value-type="float">
            <text:p>776.41</text:p>
          </table:table-cell>
        </table:table-row>
        <table:table-row table:style-name="ro1">
          <table:table-cell office:value-type="float" office:value="432.83" calcext:value-type="float">
            <text:p>432.83</text:p>
          </table:table-cell>
          <table:table-cell office:value-type="float" office:value="1207.48" calcext:value-type="float">
            <text:p>1,207.48</text:p>
          </table:table-cell>
        </table:table-row>
        <table:table-row table:style-name="ro1">
          <table:table-cell office:value-type="float" office:value="1417.36" calcext:value-type="float">
            <text:p>1,417.36</text:p>
          </table:table-cell>
          <table:table-cell office:value-type="float" office:value="1203.3" calcext:value-type="float">
            <text:p>1,203.30</text:p>
          </table:table-cell>
        </table:table-row>
        <table:table-row table:style-name="ro1">
          <table:table-cell office:value-type="float" office:value="973.24" calcext:value-type="float">
            <text:p>973.24</text:p>
          </table:table-cell>
          <table:table-cell office:value-type="float" office:value="1127.58" calcext:value-type="float">
            <text:p>1,127.58</text:p>
          </table:table-cell>
        </table:table-row>
        <table:table-row table:style-name="ro1">
          <table:table-cell office:value-type="float" office:value="1000.52" calcext:value-type="float">
            <text:p>1,000.52</text:p>
          </table:table-cell>
          <table:table-cell office:value-type="float" office:value="1464.32" calcext:value-type="float">
            <text:p>1,464.32</text:p>
          </table:table-cell>
        </table:table-row>
        <table:table-row table:style-name="ro1">
          <table:table-cell office:value-type="float" office:value="1040.38" calcext:value-type="float">
            <text:p>1,040.38</text:p>
          </table:table-cell>
          <table:table-cell office:value-type="float" office:value="926.94" calcext:value-type="float">
            <text:p>926.94</text:p>
          </table:table-cell>
        </table:table-row>
        <table:table-row table:style-name="ro1">
          <table:table-cell office:value-type="float" office:value="1324.41" calcext:value-type="float">
            <text:p>1,324.41</text:p>
          </table:table-cell>
          <table:table-cell office:value-type="float" office:value="1550.08" calcext:value-type="float">
            <text:p>1,550.08</text:p>
          </table:table-cell>
        </table:table-row>
        <table:table-row table:style-name="ro1">
          <table:table-cell office:value-type="float" office:value="1171.52" calcext:value-type="float">
            <text:p>1,171.52</text:p>
          </table:table-cell>
          <table:table-cell office:value-type="float" office:value="1111.03" calcext:value-type="float">
            <text:p>1,111.03</text:p>
          </table:table-cell>
        </table:table-row>
        <table:table-row table:style-name="ro1">
          <table:table-cell office:value-type="float" office:value="1195.03" calcext:value-type="float">
            <text:p>1,195.03</text:p>
          </table:table-cell>
          <table:table-cell office:value-type="float" office:value="1057.69" calcext:value-type="float">
            <text:p>1,057.69</text:p>
          </table:table-cell>
        </table:table-row>
        <table:table-row table:style-name="ro1">
          <table:table-cell office:value-type="float" office:value="664.63" calcext:value-type="float">
            <text:p>664.63</text:p>
          </table:table-cell>
          <table:table-cell office:value-type="float" office:value="1361.05" calcext:value-type="float">
            <text:p>1,361.05</text:p>
          </table:table-cell>
        </table:table-row>
        <table:table-row table:style-name="ro1">
          <table:table-cell office:value-type="float" office:value="769.31" calcext:value-type="float">
            <text:p>769.31</text:p>
          </table:table-cell>
          <table:table-cell office:value-type="float" office:value="1108.01" calcext:value-type="float">
            <text:p>1,108.01</text:p>
          </table:table-cell>
        </table:table-row>
        <table:table-row table:style-name="ro1">
          <table:table-cell office:value-type="float" office:value="690.74" calcext:value-type="float">
            <text:p>690.74</text:p>
          </table:table-cell>
          <table:table-cell office:value-type="float" office:value="1054.53" calcext:value-type="float">
            <text:p>1,054.53</text:p>
          </table:table-cell>
        </table:table-row>
        <table:table-row table:style-name="ro1">
          <table:table-cell office:value-type="float" office:value="1284.31" calcext:value-type="float">
            <text:p>1,284.31</text:p>
          </table:table-cell>
          <table:table-cell office:value-type="float" office:value="1232.11" calcext:value-type="float">
            <text:p>1,232.11</text:p>
          </table:table-cell>
        </table:table-row>
        <table:table-row table:style-name="ro1">
          <table:table-cell office:value-type="float" office:value="958.96" calcext:value-type="float">
            <text:p>958.96</text:p>
          </table:table-cell>
          <table:table-cell office:value-type="float" office:value="623.06" calcext:value-type="float">
            <text:p>623.06</text:p>
          </table:table-cell>
        </table:table-row>
        <table:table-row table:style-name="ro1">
          <table:table-cell office:value-type="float" office:value="856.65" calcext:value-type="float">
            <text:p>856.65</text:p>
          </table:table-cell>
          <table:table-cell office:value-type="float" office:value="862.36" calcext:value-type="float">
            <text:p>862.36</text:p>
          </table:table-cell>
        </table:table-row>
        <table:table-row table:style-name="ro1">
          <table:table-cell office:value-type="float" office:value="1124.43" calcext:value-type="float">
            <text:p>1,124.43</text:p>
          </table:table-cell>
          <table:table-cell office:value-type="float" office:value="1011.34" calcext:value-type="float">
            <text:p>1,011.34</text:p>
          </table:table-cell>
        </table:table-row>
        <table:table-row table:style-name="ro1">
          <table:table-cell office:value-type="float" office:value="1521.95" calcext:value-type="float">
            <text:p>1,521.95</text:p>
          </table:table-cell>
          <table:table-cell office:value-type="float" office:value="1088.06" calcext:value-type="float">
            <text:p>1,088.06</text:p>
          </table:table-cell>
        </table:table-row>
        <table:table-row table:style-name="ro1">
          <table:table-cell office:value-type="float" office:value="987.67" calcext:value-type="float">
            <text:p>987.67</text:p>
          </table:table-cell>
          <table:table-cell office:value-type="float" office:value="1183.16" calcext:value-type="float">
            <text:p>1,183.16</text:p>
          </table:table-cell>
        </table:table-row>
        <table:table-row table:style-name="ro1">
          <table:table-cell office:value-type="float" office:value="1070.9" calcext:value-type="float">
            <text:p>1,070.90</text:p>
          </table:table-cell>
          <table:table-cell office:value-type="float" office:value="1434.01" calcext:value-type="float">
            <text:p>1,434.01</text:p>
          </table:table-cell>
        </table:table-row>
        <table:table-row table:style-name="ro1">
          <table:table-cell office:value-type="float" office:value="1110.94" calcext:value-type="float">
            <text:p>1,110.94</text:p>
          </table:table-cell>
          <table:table-cell office:value-type="float" office:value="843.81" calcext:value-type="float">
            <text:p>843.81</text:p>
          </table:table-cell>
        </table:table-row>
        <table:table-row table:style-name="ro1">
          <table:table-cell office:value-type="float" office:value="1620.93" calcext:value-type="float">
            <text:p>1,620.93</text:p>
          </table:table-cell>
          <table:table-cell office:value-type="float" office:value="1716.61" calcext:value-type="float">
            <text:p>1,716.61</text:p>
          </table:table-cell>
        </table:table-row>
        <table:table-row table:style-name="ro1">
          <table:table-cell office:value-type="float" office:value="1251.99" calcext:value-type="float">
            <text:p>1,251.99</text:p>
          </table:table-cell>
          <table:table-cell office:value-type="float" office:value="987.64" calcext:value-type="float">
            <text:p>987.64</text:p>
          </table:table-cell>
        </table:table-row>
        <table:table-row table:style-name="ro1">
          <table:table-cell office:value-type="float" office:value="860.9" calcext:value-type="float">
            <text:p>860.90</text:p>
          </table:table-cell>
          <table:table-cell office:value-type="float" office:value="1094.02" calcext:value-type="float">
            <text:p>1,094.02</text:p>
          </table:table-cell>
        </table:table-row>
        <table:table-row table:style-name="ro1">
          <table:table-cell office:value-type="float" office:value="963.01" calcext:value-type="float">
            <text:p>963.01</text:p>
          </table:table-cell>
          <table:table-cell office:value-type="float" office:value="1225.66" calcext:value-type="float">
            <text:p>1,225.66</text:p>
          </table:table-cell>
        </table:table-row>
        <table:table-row table:style-name="ro1">
          <table:table-cell office:value-type="float" office:value="677.76" calcext:value-type="float">
            <text:p>677.76</text:p>
          </table:table-cell>
          <table:table-cell office:value-type="float" office:value="931.61" calcext:value-type="float">
            <text:p>931.61</text:p>
          </table:table-cell>
        </table:table-row>
        <table:table-row table:style-name="ro1">
          <table:table-cell office:value-type="float" office:value="949.26" calcext:value-type="float">
            <text:p>949.26</text:p>
          </table:table-cell>
          <table:table-cell office:value-type="float" office:value="1329.68" calcext:value-type="float">
            <text:p>1,329.68</text:p>
          </table:table-cell>
        </table:table-row>
        <table:table-row table:style-name="ro1">
          <table:table-cell office:value-type="float" office:value="990.13" calcext:value-type="float">
            <text:p>990.13</text:p>
          </table:table-cell>
          <table:table-cell office:value-type="float" office:value="1293.03" calcext:value-type="float">
            <text:p>1,293.03</text:p>
          </table:table-cell>
        </table:table-row>
        <table:table-row table:style-name="ro1">
          <table:table-cell office:value-type="float" office:value="1255.27" calcext:value-type="float">
            <text:p>1,255.27</text:p>
          </table:table-cell>
          <table:table-cell office:value-type="float" office:value="1240.44" calcext:value-type="float">
            <text:p>1,240.44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1105.59" calcext:value-type="float">
            <text:p>1,105.59</text:p>
          </table:table-cell>
        </table:table-row>
        <table:table-row table:style-name="ro1">
          <table:table-cell office:value-type="float" office:value="1013.83" calcext:value-type="float">
            <text:p>1,013.83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/>
        </table:table-row>
      </table:table>
      <table:table table:name="Random data generator" table:style-name="ta1">
        <table:table-column table:style-name="co3" table:default-cell-style-name="ce2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A random data generator for the ELV comparison scenari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oth groups are modelled as normally distributed random variables with a given mean (mu) and variance (sigma squared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Note in this scenario, the real difference between the population means is Δ = muB - muA = 1420 - 1000 = </text:span>420 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This is the number we will try to estimate based on the data observed in a specific </text:span>random sample (see Data sheet).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opulation parameters for Group NS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/>= Group A mean</text:p>
          </table:table-cell>
          <table:table-cell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<text:s/>= Group A standard deviatio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opulation parameters for Group S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<text:s/>= Group B mean</text:p>
          </table:table-cell>
        </table:table-row>
        <table:table-row table:style-name="ro1">
          <table:table-cell table:style-name="Default"/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<text:s/>= group b standard deviation</text:p>
          </table:table-cell>
        </table:table-row>
        <table:table-row table:style-name="ro1" table:number-rows-repeated="5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oup NS</text:p>
          </table:table-cell>
          <table:table-cell table:style-name="ce1" office:value-type="string" calcext:value-type="string">
            <text:p>Group S</text:p>
          </table:table-cell>
          <table:table-cell/>
        </table:table-row>
        <table:table-row table:style-name="ro1">
          <table:table-cell table:formula="of:= NORMINV(RAND(); muA; sigma2A)" office:value-type="float" office:value="1047.15178817119" calcext:value-type="float">
            <text:p>1,047.15</text:p>
          </table:table-cell>
          <table:table-cell table:formula="of:= NORMINV(RAND(); muB; sigma2B)" office:value-type="float" office:value="1485.2263120334" calcext:value-type="float">
            <text:p>1,485.23</text:p>
          </table:table-cell>
          <table:table-cell/>
        </table:table-row>
        <table:table-row table:style-name="ro1">
          <table:table-cell table:formula="of:= NORMINV(RAND(); muA; sigma2A)" office:value-type="float" office:value="661.177474287244" calcext:value-type="float">
            <text:p>661.18</text:p>
          </table:table-cell>
          <table:table-cell table:formula="of:= NORMINV(RAND(); muB; sigma2B)" office:value-type="float" office:value="994.053440077287" calcext:value-type="float">
            <text:p>994.05</text:p>
          </table:table-cell>
          <table:table-cell/>
        </table:table-row>
        <table:table-row table:style-name="ro1">
          <table:table-cell table:formula="of:= NORMINV(RAND(); muA; sigma2A)" office:value-type="float" office:value="1265.86300365342" calcext:value-type="float">
            <text:p>1,265.86</text:p>
          </table:table-cell>
          <table:table-cell table:formula="of:= NORMINV(RAND(); muB; sigma2B)" office:value-type="float" office:value="1428.61727900404" calcext:value-type="float">
            <text:p>1,428.62</text:p>
          </table:table-cell>
          <table:table-cell/>
        </table:table-row>
        <table:table-row table:style-name="ro1">
          <table:table-cell table:formula="of:= NORMINV(RAND(); muA; sigma2A)" office:value-type="float" office:value="838.798180622924" calcext:value-type="float">
            <text:p>838.80</text:p>
          </table:table-cell>
          <table:table-cell table:formula="of:= NORMINV(RAND(); muB; sigma2B)" office:value-type="float" office:value="1294.79291512453" calcext:value-type="float">
            <text:p>1,294.79</text:p>
          </table:table-cell>
          <table:table-cell/>
        </table:table-row>
        <table:table-row table:style-name="ro1">
          <table:table-cell table:formula="of:= NORMINV(RAND(); muA; sigma2A)" office:value-type="float" office:value="1463.88407865593" calcext:value-type="float">
            <text:p>1,463.88</text:p>
          </table:table-cell>
          <table:table-cell table:formula="of:= NORMINV(RAND(); muB; sigma2B)" office:value-type="float" office:value="1483.59159259717" calcext:value-type="float">
            <text:p>1,483.59</text:p>
          </table:table-cell>
          <table:table-cell/>
        </table:table-row>
        <table:table-row table:style-name="ro1">
          <table:table-cell table:formula="of:= NORMINV(RAND(); muA; sigma2A)" office:value-type="float" office:value="1064.50845683977" calcext:value-type="float">
            <text:p>1,064.51</text:p>
          </table:table-cell>
          <table:table-cell table:formula="of:= NORMINV(RAND(); muB; sigma2B)" office:value-type="float" office:value="995.093449704875" calcext:value-type="float">
            <text:p>995.09</text:p>
          </table:table-cell>
          <table:table-cell/>
        </table:table-row>
        <table:table-row table:style-name="ro1">
          <table:table-cell table:formula="of:= NORMINV(RAND(); muA; sigma2A)" office:value-type="float" office:value="1069.68113726605" calcext:value-type="float">
            <text:p>1,069.68</text:p>
          </table:table-cell>
          <table:table-cell table:formula="of:= NORMINV(RAND(); muB; sigma2B)" office:value-type="float" office:value="893.429497933691" calcext:value-type="float">
            <text:p>893.43</text:p>
          </table:table-cell>
          <table:table-cell/>
        </table:table-row>
        <table:table-row table:style-name="ro1">
          <table:table-cell table:formula="of:= NORMINV(RAND(); muA; sigma2A)" office:value-type="float" office:value="1071.3748412294" calcext:value-type="float">
            <text:p>1,071.37</text:p>
          </table:table-cell>
          <table:table-cell table:formula="of:= NORMINV(RAND(); muB; sigma2B)" office:value-type="float" office:value="1425.62196331405" calcext:value-type="float">
            <text:p>1,425.62</text:p>
          </table:table-cell>
          <table:table-cell/>
        </table:table-row>
        <table:table-row table:style-name="ro1">
          <table:table-cell table:formula="of:= NORMINV(RAND(); muA; sigma2A)" office:value-type="float" office:value="705.292204393392" calcext:value-type="float">
            <text:p>705.29</text:p>
          </table:table-cell>
          <table:table-cell table:formula="of:= NORMINV(RAND(); muB; sigma2B)" office:value-type="float" office:value="1172.41368840105" calcext:value-type="float">
            <text:p>1,172.41</text:p>
          </table:table-cell>
          <table:table-cell/>
        </table:table-row>
        <table:table-row table:style-name="ro1">
          <table:table-cell table:formula="of:= NORMINV(RAND(); muA; sigma2A)" office:value-type="float" office:value="921.604967024164" calcext:value-type="float">
            <text:p>921.60</text:p>
          </table:table-cell>
          <table:table-cell table:formula="of:= NORMINV(RAND(); muB; sigma2B)" office:value-type="float" office:value="1441.81761551665" calcext:value-type="float">
            <text:p>1,441.82</text:p>
          </table:table-cell>
          <table:table-cell/>
        </table:table-row>
        <table:table-row table:style-name="ro1">
          <table:table-cell table:formula="of:= NORMINV(RAND(); muA; sigma2A)" office:value-type="float" office:value="698.215571666148" calcext:value-type="float">
            <text:p>698.22</text:p>
          </table:table-cell>
          <table:table-cell table:formula="of:= NORMINV(RAND(); muB; sigma2B)" office:value-type="float" office:value="1280.4464109617" calcext:value-type="float">
            <text:p>1,280.45</text:p>
          </table:table-cell>
          <table:table-cell/>
        </table:table-row>
        <table:table-row table:style-name="ro1">
          <table:table-cell table:formula="of:= NORMINV(RAND(); muA; sigma2A)" office:value-type="float" office:value="736.7396269021" calcext:value-type="float">
            <text:p>736.74</text:p>
          </table:table-cell>
          <table:table-cell table:formula="of:= NORMINV(RAND(); muB; sigma2B)" office:value-type="float" office:value="1077.5045981199" calcext:value-type="float">
            <text:p>1,077.50</text:p>
          </table:table-cell>
          <table:table-cell/>
        </table:table-row>
        <table:table-row table:style-name="ro1">
          <table:table-cell table:formula="of:= NORMINV(RAND(); muA; sigma2A)" office:value-type="float" office:value="940.654273115938" calcext:value-type="float">
            <text:p>940.65</text:p>
          </table:table-cell>
          <table:table-cell table:formula="of:= NORMINV(RAND(); muB; sigma2B)" office:value-type="float" office:value="1651.88131354185" calcext:value-type="float">
            <text:p>1,651.88</text:p>
          </table:table-cell>
          <table:table-cell/>
        </table:table-row>
        <table:table-row table:style-name="ro1">
          <table:table-cell table:formula="of:= NORMINV(RAND(); muA; sigma2A)" office:value-type="float" office:value="1332.58534713151" calcext:value-type="float">
            <text:p>1,332.59</text:p>
          </table:table-cell>
          <table:table-cell table:formula="of:= NORMINV(RAND(); muB; sigma2B)" office:value-type="float" office:value="1201.44570669842" calcext:value-type="float">
            <text:p>1,201.45</text:p>
          </table:table-cell>
          <table:table-cell/>
        </table:table-row>
        <table:table-row table:style-name="ro1">
          <table:table-cell table:formula="of:= NORMINV(RAND(); muA; sigma2A)" office:value-type="float" office:value="1486.40704617997" calcext:value-type="float">
            <text:p>1,486.41</text:p>
          </table:table-cell>
          <table:table-cell table:formula="of:= NORMINV(RAND(); muB; sigma2B)" office:value-type="float" office:value="1100.97315783371" calcext:value-type="float">
            <text:p>1,100.97</text:p>
          </table:table-cell>
          <table:table-cell/>
        </table:table-row>
        <table:table-row table:style-name="ro1">
          <table:table-cell table:formula="of:= NORMINV(RAND(); muA; sigma2A)" office:value-type="float" office:value="819.289790665946" calcext:value-type="float">
            <text:p>819.29</text:p>
          </table:table-cell>
          <table:table-cell table:formula="of:= NORMINV(RAND(); muB; sigma2B)" office:value-type="float" office:value="1088.7948548179" calcext:value-type="float">
            <text:p>1,088.79</text:p>
          </table:table-cell>
          <table:table-cell/>
        </table:table-row>
        <table:table-row table:style-name="ro1">
          <table:table-cell table:formula="of:= NORMINV(RAND(); muA; sigma2A)" office:value-type="float" office:value="1066.88676080376" calcext:value-type="float">
            <text:p>1,066.89</text:p>
          </table:table-cell>
          <table:table-cell table:formula="of:= NORMINV(RAND(); muB; sigma2B)" office:value-type="float" office:value="1135.84217453719" calcext:value-type="float">
            <text:p>1,135.84</text:p>
          </table:table-cell>
          <table:table-cell/>
        </table:table-row>
        <table:table-row table:style-name="ro1">
          <table:table-cell table:formula="of:= NORMINV(RAND(); muA; sigma2A)" office:value-type="float" office:value="905.664821623298" calcext:value-type="float">
            <text:p>905.66</text:p>
          </table:table-cell>
          <table:table-cell table:formula="of:= NORMINV(RAND(); muB; sigma2B)" office:value-type="float" office:value="1306.10990485406" calcext:value-type="float">
            <text:p>1,306.11</text:p>
          </table:table-cell>
          <table:table-cell/>
        </table:table-row>
        <table:table-row table:style-name="ro1">
          <table:table-cell table:formula="of:= NORMINV(RAND(); muA; sigma2A)" office:value-type="float" office:value="1196.70325186862" calcext:value-type="float">
            <text:p>1,196.70</text:p>
          </table:table-cell>
          <table:table-cell table:formula="of:= NORMINV(RAND(); muB; sigma2B)" office:value-type="float" office:value="1112.47569881121" calcext:value-type="float">
            <text:p>1,112.48</text:p>
          </table:table-cell>
          <table:table-cell/>
        </table:table-row>
        <table:table-row table:style-name="ro1">
          <table:table-cell table:formula="of:= NORMINV(RAND(); muA; sigma2A)" office:value-type="float" office:value="1119.00027007666" calcext:value-type="float">
            <text:p>1,119.00</text:p>
          </table:table-cell>
          <table:table-cell table:formula="of:= NORMINV(RAND(); muB; sigma2B)" office:value-type="float" office:value="826.610856962037" calcext:value-type="float">
            <text:p>826.61</text:p>
          </table:table-cell>
          <table:table-cell/>
        </table:table-row>
        <table:table-row table:style-name="ro1">
          <table:table-cell table:formula="of:= NORMINV(RAND(); muA; sigma2A)" office:value-type="float" office:value="55.9348120798788" calcext:value-type="float">
            <text:p>55.93</text:p>
          </table:table-cell>
          <table:table-cell table:formula="of:= NORMINV(RAND(); muB; sigma2B)" office:value-type="float" office:value="1039.48495025495" calcext:value-type="float">
            <text:p>1,039.48</text:p>
          </table:table-cell>
          <table:table-cell/>
        </table:table-row>
        <table:table-row table:style-name="ro1">
          <table:table-cell table:formula="of:= NORMINV(RAND(); muA; sigma2A)" office:value-type="float" office:value="993.83777744308" calcext:value-type="float">
            <text:p>993.84</text:p>
          </table:table-cell>
          <table:table-cell table:formula="of:= NORMINV(RAND(); muB; sigma2B)" office:value-type="float" office:value="1568.45231220819" calcext:value-type="float">
            <text:p>1,568.45</text:p>
          </table:table-cell>
          <table:table-cell/>
        </table:table-row>
        <table:table-row table:style-name="ro1">
          <table:table-cell table:formula="of:= NORMINV(RAND(); muA; sigma2A)" office:value-type="float" office:value="611.615779044203" calcext:value-type="float">
            <text:p>611.62</text:p>
          </table:table-cell>
          <table:table-cell table:formula="of:= NORMINV(RAND(); muB; sigma2B)" office:value-type="float" office:value="1231.78140418653" calcext:value-type="float">
            <text:p>1,231.78</text:p>
          </table:table-cell>
          <table:table-cell/>
        </table:table-row>
        <table:table-row table:style-name="ro1">
          <table:table-cell table:formula="of:= NORMINV(RAND(); muA; sigma2A)" office:value-type="float" office:value="1265.28880201294" calcext:value-type="float">
            <text:p>1,265.29</text:p>
          </table:table-cell>
          <table:table-cell table:formula="of:= NORMINV(RAND(); muB; sigma2B)" office:value-type="float" office:value="1124.07949189421" calcext:value-type="float">
            <text:p>1,124.08</text:p>
          </table:table-cell>
          <table:table-cell/>
        </table:table-row>
        <table:table-row table:style-name="ro1">
          <table:table-cell table:formula="of:= NORMINV(RAND(); muA; sigma2A)" office:value-type="float" office:value="734.571489546281" calcext:value-type="float">
            <text:p>734.57</text:p>
          </table:table-cell>
          <table:table-cell table:formula="of:= NORMINV(RAND(); muB; sigma2B)" office:value-type="float" office:value="1198.19382292189" calcext:value-type="float">
            <text:p>1,198.19</text:p>
          </table:table-cell>
          <table:table-cell/>
        </table:table-row>
        <table:table-row table:style-name="ro1">
          <table:table-cell table:formula="of:= NORMINV(RAND(); muA; sigma2A)" office:value-type="float" office:value="859.336629188199" calcext:value-type="float">
            <text:p>859.34</text:p>
          </table:table-cell>
          <table:table-cell table:formula="of:= NORMINV(RAND(); muB; sigma2B)" office:value-type="float" office:value="1284.12424337564" calcext:value-type="float">
            <text:p>1,284.12</text:p>
          </table:table-cell>
          <table:table-cell/>
        </table:table-row>
        <table:table-row table:style-name="ro1">
          <table:table-cell table:formula="of:= NORMINV(RAND(); muA; sigma2A)" office:value-type="float" office:value="741.919193032682" calcext:value-type="float">
            <text:p>741.92</text:p>
          </table:table-cell>
          <table:table-cell table:formula="of:= NORMINV(RAND(); muB; sigma2B)" office:value-type="float" office:value="1167.25619355288" calcext:value-type="float">
            <text:p>1,167.26</text:p>
          </table:table-cell>
          <table:table-cell/>
        </table:table-row>
        <table:table-row table:style-name="ro1">
          <table:table-cell table:formula="of:= NORMINV(RAND(); muA; sigma2A)" office:value-type="float" office:value="1276.61748670375" calcext:value-type="float">
            <text:p>1,276.62</text:p>
          </table:table-cell>
          <table:table-cell table:formula="of:= NORMINV(RAND(); muB; sigma2B)" office:value-type="float" office:value="1730.3923802141" calcext:value-type="float">
            <text:p>1,730.39</text:p>
          </table:table-cell>
          <table:table-cell/>
        </table:table-row>
        <table:table-row table:style-name="ro1">
          <table:table-cell table:formula="of:= NORMINV(RAND(); muA; sigma2A)" office:value-type="float" office:value="1822.58116072163" calcext:value-type="float">
            <text:p>1,822.58</text:p>
          </table:table-cell>
          <table:table-cell table:formula="of:= NORMINV(RAND(); muB; sigma2B)" office:value-type="float" office:value="1529.60962436748" calcext:value-type="float">
            <text:p>1,529.61</text:p>
          </table:table-cell>
          <table:table-cell/>
        </table:table-row>
        <table:table-row table:style-name="ro1">
          <table:table-cell table:formula="of:= NORMINV(RAND(); muA; sigma2A)" office:value-type="float" office:value="639.795942923803" calcext:value-type="float">
            <text:p>639.80</text:p>
          </table:table-cell>
          <table:table-cell table:formula="of:= NORMINV(RAND(); muB; sigma2B)" office:value-type="float" office:value="1131.40842014669" calcext:value-type="float">
            <text:p>1,131.41</text:p>
          </table:table-cell>
          <table:table-cell/>
        </table:table-row>
        <table:table-row table:style-name="ro1">
          <table:table-cell table:formula="of:= NORMINV(RAND(); muA; sigma2A)" office:value-type="float" office:value="1364.28298048043" calcext:value-type="float">
            <text:p>1,364.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</table:table-row>
      </table:table>
      <table:named-expressions>
        <table:named-range table:name="muA" table:base-cell-address="$'Random data generator'.$A$3" table:cell-range-address="$'Random data generator'.$A$9"/>
        <table:named-range table:name="muB" table:base-cell-address="$'Random data generator'.$B$7" table:cell-range-address="$'Random data generator'.$B$13"/>
        <table:named-range table:name="sigma2A" table:base-cell-address="$'Random data generator'.$A$4" table:cell-range-address="$'Random data generator'.$A$10"/>
        <table:named-range table:name="sigma2B" table:base-cell-address="$'Random data generator'.$B$8" table:cell-range-address="$'Random data generator'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47:33.787189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0T22:07:28.383150174</meta:creation-date>
    <dc:date>2021-10-14T12:50:50.160007724</dc:date>
    <meta:editing-duration>PT3H11M31S</meta:editing-duration>
    <meta:editing-cycles>26</meta:editing-cycles>
    <meta:generator>LibreOffice/7.1.3.2$MacOSX_X86_64 LibreOffice_project/47f78053abe362b9384784d31a6e56f8511eb1c1</meta:generator>
    <meta:document-statistic meta:table-count="2" meta:cell-count="140" meta:object-count="0"/>
  </office:meta>
</office:document-meta>
</file>